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32.4mm"/>
    </style:style>
    <style:style style:name="co11" style:family="table-column">
      <style:table-column-properties fo:break-before="auto" style:column-width="35.67mm"/>
    </style:style>
    <style:style style:name="co12" style:family="table-column">
      <style:table-column-properties fo:break-before="auto" style:column-width="19.88mm"/>
    </style:style>
    <style:style style:name="co8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23.14mm"/>
    </style:style>
    <style:style style:name="co15" style:family="table-column">
      <style:table-column-properties fo:break-before="auto" style:column-width="33.5mm"/>
    </style:style>
    <style:style style:name="co16" style:family="table-column">
      <style:table-column-properties fo:break-before="auto" style:column-width="36.21mm"/>
    </style:style>
    <style:style style:name="co17" style:family="table-column">
      <style:table-column-properties fo:break-before="auto" style:column-width="34.31mm"/>
    </style:style>
    <style:style style:name="co18" style:family="table-column">
      <style:table-column-properties fo:break-before="auto" style:column-width="37.57mm"/>
    </style:style>
    <style:style style:name="co19" style:family="table-column">
      <style:table-column-properties fo:break-before="auto" style:column-width="56.9mm"/>
    </style:style>
    <style:style style:name="co20" style:family="table-column">
      <style:table-column-properties fo:break-before="auto" style:column-width="4.36mm"/>
    </style:style>
    <style:style style:name="co21" style:family="table-column">
      <style:table-column-properties fo:break-before="auto" style:column-width="21.33mm"/>
    </style:style>
    <style:style style:name="co22" style:family="table-column">
      <style:table-column-properties fo:break-before="auto" style:column-width="13.34mm"/>
    </style:style>
    <style:style style:name="co23" style:family="table-column">
      <style:table-column-properties fo:break-before="auto" style:column-width="13.97mm"/>
    </style:style>
    <style:style style:name="co24" style:family="table-column">
      <style:table-column-properties fo:break-before="auto" style:column-width="14.69mm"/>
    </style:style>
    <style:style style:name="co25" style:family="table-column">
      <style:table-column-properties fo:break-before="auto" style:column-width="14.98mm"/>
    </style:style>
    <style:style style:name="co26" style:family="table-column">
      <style:table-column-properties fo:break-before="auto" style:column-width="19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8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8pt" style:font-size-asian="8pt" style:font-size-complex="8pt"/>
    </style:style>
    <style:style style:name="ce15" style:family="table-cell" style:parent-style-name="Default">
      <style:text-properties style:text-position="" style:font-name="Liberation Sans" fo:font-size="8pt" style:font-name-asian="Noto Sans CJK SC Regular" style:font-size-asian="8pt" style:font-name-complex="FreeSans" style:font-size-complex="8pt"/>
    </style:style>
    <style:style style:name="ce3" style:family="table-cell" style:parent-style-name="Default"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#dddddd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6" style:family="table-cell" style:parent-style-name="Default" style:data-style-name="N109">
      <style:table-cell-properties fo:border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9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8pt" style:font-size-asian="8pt" style:font-size-complex="8pt"/>
    </style:style>
    <style:style style:name="ce19" style:family="table-cell" style:parent-style-name="Default">
      <style:text-properties style:font-name="Liberation Sans" fo:font-size="8pt" style:font-name-asian="Noto Sans CJK SC Regular" style:font-size-asian="8pt" style:font-name-complex="FreeSans" style:font-size-complex="8pt"/>
    </style:style>
  </office:automatic-styles>
  <office:body>
    <office:spreadsheet>
      <table:calculation-settings table:automatic-find-labels="false"/>
      <table:table table:name="Feuille1" table:style-name="ta1">
        <table:table-column table:style-name="co20" table:default-cell-style-name="ce3"/>
        <table:table-column table:style-name="co21" table:default-cell-style-name="ce3"/>
        <table:table-column table:style-name="co22" table:default-cell-style-name="ce7"/>
        <table:table-column table:style-name="co23" table:default-cell-style-name="ce7"/>
        <table:table-column table:style-name="co24" table:default-cell-style-name="ce7"/>
        <table:table-column table:style-name="co25" table:default-cell-style-name="ce3"/>
        <table:table-column table:style-name="co26" table:default-cell-style-name="ce7"/>
        <table:table-column table:style-name="co8" table:default-cell-style-name="ce13"/>
        <table:table-column table:style-name="co8" table:number-columns-repeated="1016" table:default-cell-style-name="ce3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 calcext:value-type="string">
            <text:p>infoBulle</text:p>
          </table:table-cell>
          <table:table-cell table:style-name="ce8" office:value-type="string" calcext:value-type="string">
            <text:p>tooltip</text:p>
          </table:table-cell>
          <table:table-cell table:style-name="ce8" office:value-type="string" calcext:value-type="string">
            <text:p>popover</text:p>
          </table:table-cell>
          <table:table-cell table:style-name="ce8" office:value-type="string" calcext:value-type="string">
            <text:p>erreur</text:p>
          </table:table-cell>
          <table:table-cell table:style-name="ce8" office:value-type="string" calcext:value-type="string">
            <text:p>CSS</text:p>
          </table:table-cell>
          <table:table-cell table:style-name="ce12" office:value-type="string" calcext:value-type="string">
            <text:p>dans OSContainer</text:p>
          </table:table-cell>
          <table:table-cell table:style-name="ce14" office:value-type="string" calcext:value-type="string">
            <text:p>avec celle OSContainer</text:p>
          </table:table-cell>
          <table:table-cell table:style-name="ce18" office:value-type="string" calcext:value-type="string">
            <text:p>autoCenter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Button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Checkbox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Content</text:p>
          </table:table-cell>
          <table:table-cell table:number-columns-repeated="4" table:style-name="ce10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Input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Radio</text:p>
          </table:table-cell>
          <table:table-cell table:number-columns-repeated="5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Select</text:p>
          </table:table-cell>
          <table:table-cell table:style-name="ce9" table:number-columns-repeated="5"/>
          <table:table-cell table:style-name="ce16"/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DSelect (2)</text:p>
          </table:table-cell>
          <table:table-cell table:style-name="ce9" table:number-columns-repeated="5"/>
          <table:table-cell table:style-name="ce16"/>
          <table:table-cell table:style-name="ce9"/>
          <table:table-cell table:number-columns-repeated="1015"/>
        </table:table-row>
        <table:table-row table:style-name="ro1">
          <table:table-cell/>
          <table:table-cell table:style-name="ce5" office:value-type="string" calcext:value-type="string">
            <text:p>OSDiv</text:p>
          </table:table-cell>
          <table:table-cell table:style-name="ce10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9"/>
          <table:table-cell table:style-name="ce16"/>
          <table:table-cell table:style-name="ce9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ODTable</text:p>
          </table:table-cell>
          <table:table-cell table:style-name="ce11" table:number-columns-repeated="3"/>
          <table:table-cell table:style-name="ce6"/>
          <table:table-cell table:style-name="ce11"/>
          <table:table-cell table:style-name="ce17"/>
          <table:table-cell table:style-name="ce9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wig</text:p>
          </table:table-cell>
          <table:table-cell table:number-columns-repeated="4"/>
          <table:table-cell table:style-name="Default"/>
          <table:table-cell table:style-name="ce8" office:value-type="string" calcext:value-type="string">
            <text:p>statu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 calcext:value-type="string">
            <text:p>update</text:p>
          </table:table-cell>
          <table:table-cell table:style-name="ce8" office:value-type="string" calcext:value-type="string">
            <text:p>filter</text:p>
          </table:table-cell>
          <table:table-cell table:style-name="ce8" office:value-type="string" calcext:value-type="string" table:number-columns-spanned="4" table:number-rows-spanned="1">
            <text:p>replace value with array (key =&gt; value)</text:p>
          </table:table-cell>
          <table:covered-table-cell table:style-name="ce8"/>
          <table:covered-table-cell table:style-name="ce5"/>
          <table:covered-table-cell table:style-name="Default"/>
          <table:table-cell table:style-name="ce8" office:value-type="string" calcext:value-type="string">
            <text:p>corrigé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Button methods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number-columns-repeated="1020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office:value-type="string" calcext:value-type="string">
            <text:p>affect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office:value-type="string" calcext:value-type="string">
            <text:p>récupération du texte présenté dans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con</text:p>
          </table:table-cell>
          <table:table-cell office:value-type="string" calcext:value-type="string">
            <text:p>affecte une icône au bouton (font awesome / glyphic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con</text:p>
          </table:table-cell>
          <table:table-cell office:value-type="string" calcext:value-type="string">
            <text:p>récupère le nom de l'icône affecté a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office:value-type="string" calcext:value-type="string">
            <text:p>surchange de la méthode d'affectation de l'identifiant de regroupement (simulation de formulaire) peut induire une modific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ype</text:p>
          </table:table-cell>
          <table:table-cell office:value-type="string" calcext:value-type="string">
            <text:p>affectation du type d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USTOM</text:p>
          </table:table-cell>
          <table:table-cell office:value-type="string" calcext:value-type="string">
            <text:p>type diver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BMIT</text:p>
          </table:table-cell>
          <table:table-cell office:value-type="string" calcext:value-type="string">
            <text:p>type soumission (de formu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type remise à zéro des champs (de formulair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type lien HTM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Type</text:p>
          </table:table-cell>
          <table:table-cell office:value-type="string" calcext:value-type="string">
            <text:p>récupération du type du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vtClick</text:p>
          </table:table-cell>
          <table:table-cell office:value-type="string" calcext:value-type="string">
            <text:p>activation et paramètrage de l'évènement 'click' sur le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isClick</text:p>
          </table:table-cell>
          <table:table-cell office:value-type="string" calcext:value-type="string">
            <text:p>désactivation de lm'évènement 'click' sur le bout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ture</text:p>
          </table:table-cell>
          <table:table-cell office:value-type="string" calcext:value-type="string">
            <text:p>affectation de la nature du bout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</text:p>
          </table:table-cell>
          <table:table-cell office:value-type="string" calcext:value-type="string">
            <text:p>nature par défaut (valeur par défau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RIMARY</text:p>
          </table:table-cell>
          <table:table-cell office:value-type="string" calcext:value-type="string">
            <text:p>nature primaire (bleu roi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UCCESS</text:p>
          </table:table-cell>
          <table:table-cell office:value-type="string" calcext:value-type="string">
            <text:p>nature succès (vert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nature information (gris bl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ARNING</text:p>
          </table:table-cell>
          <table:table-cell office:value-type="string" calcext:value-type="string">
            <text:p>nature avertissement alerte (oran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ANGER</text:p>
          </table:table-cell>
          <table:table-cell office:value-type="string" calcext:value-type="string">
            <text:p>nature danger, erreur (rouge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LINK</text:p>
          </table:table-cell>
          <table:table-cell office:value-type="string" calcext:value-type="string">
            <text:p>nature lien (lien HTML, plus bouton alor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Nature</text:p>
          </table:table-cell>
          <table:table-cell office:value-type="string" calcext:value-type="string">
            <text:p>restitue la nature actuelle du bouton</text:p>
          </table:table-cell>
          <table:table-cell table:number-columns-repeated="1021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heckbox methods" table:style-name="ta1">
        <table:table-column table:style-name="co8" table:default-cell-style-name="ce1"/>
        <table:table-column table:style-name="co13" table:default-cell-style-name="ce1"/>
        <table:table-column table:style-name="co8" table:number-columns-repeated="1022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office:value-type="string" calcext:value-type="string">
            <text:p>ajoute une case à cocher au groupe (valeur, label, type, état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office:value-type="string" calcext:value-type="string">
            <text:p>supprime une case à cocher du groupe à partir de sa valeur associ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1022"/>
        </table:table-row>
        <table:table-row table:style-name="ro1">
          <table:table-cell/>
          <table:table-cell table:style-name="ce15" office:value-type="string" calcext:value-type="string">
            <text:p>disChang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etFor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tPlacement</text:p>
          </table:table-cell>
          <table:table-cell office:value-type="string" calcext:value-type="string">
            <text:p>permet de positionner le label à droite ou à gauche de la case à cocher (pour le groupe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etPlacement</text:p>
          </table:table-cell>
          <table:table-cell office:value-type="string" calcext:value-type="string">
            <text:p>restitue le positionnement du label par rapport à la case à cocher (pour le groupe)</text:p>
          </table:table-cell>
          <table:table-cell table:number-columns-repeated="1021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DContent methods" table:style-name="ta1">
        <table:table-column table:style-name="co8" table:number-columns-repeated="8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Content</text:p>
          </table:table-cell>
          <table:table-cell table:style-name="Default" office:value-type="string" calcext:value-type="string">
            <text:p>affecte un contenu à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Content</text:p>
          </table:table-cell>
          <table:table-cell table:style-name="Default" office:value-type="string" calcext:value-type="string">
            <text:p>réstitue le contenu actuelle de l'obje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Value</text:p>
          </table:table-cell>
          <table:table-cell table:style-name="Default" office:value-type="string" calcext:value-type="string">
            <text:p>alias pour setContenu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Value</text:p>
          </table:table-cell>
          <table:table-cell table:style-name="Default" office:value-type="string" calcext:value-type="string">
            <text:p>alias pour getContenu</text:p>
          </table:table-cell>
          <table:table-cell table:style-name="Default" table:number-columns-repeated="5"/>
        </table:table-row>
      </table:table>
      <table:table table:name="ODInput methods" table:style-name="ta1">
        <table:table-column table:style-name="co8" table:default-cell-style-name="ce1"/>
        <table:table-column table:style-name="co14" table:default-cell-style-name="ce1"/>
        <table:table-column table:style-name="co8" table:number-columns-repeated="6" table:default-cell-style-name="ce1"/>
        <table:table-row table:style-name="ro1">
          <table:table-cell office:value-type="string" calcext:value-type="string">
            <text:p>Oobjec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Default" office:value-type="string" calcext:value-type="string">
            <text:p>setType</text:p>
          </table:table-cell>
          <table:table-cell table:style-name="Default" office:value-type="string" calcext:value-type="string">
            <text:p>affect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TEXT</text:p>
          </table:table-cell>
          <table:table-cell table:style-name="Default" office:value-type="string" calcext:value-type="string">
            <text:p>mode text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ASSWORD</text:p>
          </table:table-cell>
          <table:table-cell table:style-name="Default" office:value-type="string" calcext:value-type="string">
            <text:p>saisie de mot de passe (caché, présence d'étoile à la place)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HIDDEN</text:p>
          </table:table-cell>
          <table:table-cell table:style-name="Default" office:value-type="string" calcext:value-type="string">
            <text:p>variable cachée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getType</text:p>
          </table:table-cell>
          <table:table-cell table:style-name="Default" office:value-type="string" calcext:value-type="string">
            <text:p>restitue le typ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Size</text:p>
          </table:table-cell>
          <table:table-cell table:style-name="Default" office:value-type="string" calcext:value-type="string">
            <text:p>fixe le nombre de caractères (maximum)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Size</text:p>
          </table:table-cell>
          <table:table-cell table:style-name="Default" office:value-type="string" calcext:value-type="string">
            <text:p>restitue le nombre maximal de caractères à affiche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Maxlength</text:p>
          </table:table-cell>
          <table:table-cell table:style-name="Default" office:value-type="string" calcext:value-type="string">
            <text:p>fixe le nombre de caractères (maximum)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Maxlength</text:p>
          </table:table-cell>
          <table:table-cell table:style-name="Default" office:value-type="string" calcext:value-type="string">
            <text:p>restitue le nombre maximal de caractères à saisi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</text:p>
          </table:table-cell>
          <table:table-cell table:style-name="Default" office:value-type="string" calcext:value-type="string">
            <text:p>attribut un label, une étiquett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</text:p>
          </table:table-cell>
          <table:table-cell table:style-name="Default" office:value-type="string" calcext:value-type="string">
            <text:p>restitue le label, l'étiquette affectée à la zone de saisi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Placeholder</text:p>
          </table:table-cell>
          <table:table-cell table:style-name="Default" office:value-type="string" calcext:value-type="string">
            <text:p>affecte le texte à montyer quand la zone de saisie est vide (linvite de saisie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Placeholder</text:p>
          </table:table-cell>
          <table:table-cell table:style-name="Default" office:value-type="string" calcext:value-type="string">
            <text:p>restitue le texte affiché quand la zone de saisie est vid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LabelWidthBT</text:p>
          </table:table-cell>
          <table:table-cell table:style-name="Default" office:value-type="string" calcext:value-type="string">
            <text:p>attribut une largeur (Bootstrap Twitter) a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LabelWidthBT</text:p>
          </table:table-cell>
          <table:table-cell table:style-name="Default" office:value-type="string" calcext:value-type="string">
            <text:p>restitue la largeur (Bootstrap Twitter) du label (tableau de valeur en rapport des 4 médias gérés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Change</text:p>
          </table:table-cell>
          <table:table-cell table:style-name="Default" office:value-type="string" calcext:value-type="string">
            <text:p>évènement changement de valeur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Change</text:p>
          </table:table-cell>
          <table:table-cell table:style-name="Default" office:value-type="string" calcext:value-type="string">
            <text:p>désactivation de l'évènement changement de valeur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evtKeyup</text:p>
          </table:table-cell>
          <table:table-cell table:style-name="Default" office:value-type="string" calcext:value-type="string">
            <text:p>évènement touche frappée (à chaque saisie de caractère), paramètre callback</text:p>
          </table:table-cell>
          <table:table-cell table:style-name="Default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allback</text:p>
          </table:table-cell>
          <table:table-cell office:value-type="string" calcext:value-type="string">
            <text:p>"nomModule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Objet contient 'Controller' -&gt; "nomModule/Controller/nomObjet/nomMéthode"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si nomModule == 'Object' :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C' -&gt; "GraphicObjectTemplating/Objects/ODContent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i nomObjet commence par 'OS' -&gt; "GraphicObjectTemplating/Objects/OCContainer/nomObjet/nomMéthode"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isKeyup</text:p>
          </table:table-cell>
          <table:table-cell table:style-name="Default" office:value-type="string" calcext:value-type="string">
            <text:p>désactivation de l'évènement touche frappé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setIcon</text:p>
          </table:table-cell>
          <table:table-cell table:style-name="Default" office:value-type="string" calcext:value-type="string">
            <text:p>affecte une icône après le label (font awesome / glyphicon)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Default" office:value-type="string" calcext:value-type="string">
            <text:p>getIcon</text:p>
          </table:table-cell>
          <table:table-cell table:style-name="Default" office:value-type="string" calcext:value-type="string">
            <text:p>récupère le nom de l'icône affecté après le label</text:p>
          </table:table-cell>
          <table:table-cell table:style-name="Default" table:number-columns-repeated="5"/>
        </table:table-row>
      </table:table>
      <table:table table:name="ODRadio methods" table:style-name="ta1"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check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heck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vtChang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Change</text:p>
          </table:table-cell>
          <table:table-cell table:number-columns-repeated="2"/>
        </table:table-row>
      </table:table>
      <table:table table:name="ODSelect methods" table:style-name="ta1"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dd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move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lear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Op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pti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Multip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Select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Placehold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nselectAl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Label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Search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ideSearchBox</text:p>
          </table:table-cell>
          <table:table-cell table:number-columns-repeated="2"/>
        </table:table-row>
      </table:table>
      <table:table table:name="ODTable methods" table:style-name="ta1">
        <table:table-column table:style-name="co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Oobjec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itProperties</text:p>
          </table:table-cell>
          <table:table-cell office:value-type="string" calcext:value-type="string">
            <text:p>initialise le tableau des propriétés de l’objet à partir d’un fichier de configur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rgeProperties</text:p>
          </table:table-cell>
          <table:table-cell office:value-type="string" calcext:value-type="string">
            <text:p>ajoute au tableau des propriétés de l’objet de nouveaux attributs (avec un tableau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Properties</text:p>
          </table:table-cell>
          <table:table-cell office:value-type="string" calcext:value-type="string">
            <text:p>affecte et sauvegarde en session de tableau des propriétés de l’objet avec un tableau exter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Proiperties</text:p>
          </table:table-cell>
          <table:table-cell office:value-type="string" calcext:value-type="string">
            <text:p>restitue le tableau en session des propriété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d</text:p>
          </table:table-cell>
          <table:table-cell office:value-type="string" calcext:value-type="string">
            <text:p>affecte l’attribut identifiant de l’objet (balise HTML id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Id</text:p>
          </table:table-cell>
          <table:table-cell office:value-type="string" calcext:value-type="string">
            <text:p>restitue l’attribut identifia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office:value-type="string" calcext:value-type="string">
            <text:p>affecte l’attribut nom de l’objet (balise HTML name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office:value-type="string" calcext:value-type="string">
            <text:p>restitue l’attribut nom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emplate</text:p>
          </table:table-cell>
          <table:table-cell office:value-type="string" calcext:value-type="string">
            <text:p>affecte le chemin d’accès au modèle à rendre de l’objet à l’attribut ‘template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emplate</text:p>
          </table:table-cell>
          <table:table-cell office:value-type="string" calcext:value-type="string">
            <text:p>restitue le chemin d’accès au modèle à rendr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Display</text:p>
          </table:table-cell>
          <table:table-cell office:value-type="string" calcext:value-type="string">
            <text:p>affecte le mode d’affichage de l’objet (bloc, intégré (inline) ou mixte (inline-block)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Display</text:p>
          </table:table-cell>
          <table:table-cell office:value-type="string" calcext:value-type="string">
            <text:p>restitue le mode d’affichage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tyle</text:p>
          </table:table-cell>
          <table:table-cell office:value-type="string" calcext:value-type="string">
            <text:p>affecte un style (CSS) à l’objet au travers de l’attribut c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Style</text:p>
          </table:table-cell>
          <table:table-cell office:value-type="string" calcext:value-type="string">
            <text:p>ajoute au style présent de l’objet de nouvelles directiv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tyle</text:p>
          </table:table-cell>
          <table:table-cell office:value-type="string" calcext:value-type="string">
            <text:p>restitue la chaîne de caractères des directives de style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lasses</text:p>
          </table:table-cell>
          <table:table-cell office:value-type="string" calcext:value-type="string">
            <text:p>permet l’affectation d’une ou plusieurs classes d’affichage (CSS)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lass</text:p>
          </table:table-cell>
          <table:table-cell office:value-type="string" calcext:value-type="string">
            <text:p>ajoute au classes présentes de l’objet de nouvel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lasses</text:p>
          </table:table-cell>
          <table:table-cell office:value-type="string" calcext:value-type="string">
            <text:p>restitue la chaîne de caractères des classes de présentation (CSS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</text:p>
          </table:table-cell>
          <table:table-cell office:value-type="string" calcext:value-type="string">
            <text:p>permet d’affecter une infoBulle (texte d’explication) à l’obje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 (par défaut : TOOLTIP si absent)</text:p>
          </table:table-cell>
        </table:table-row>
        <table:table-row table:style-name="ro1">
          <table:table-cell/>
          <table:table-cell office:value-type="string" calcext:value-type="string">
            <text:p>getInfoBulle</text:p>
          </table:table-cell>
          <table:table-cell office:value-type="string" calcext:value-type="string">
            <text:p>restitution du tableau de paramétrage de l’infoBu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InfoBulleParams</text:p>
          </table:table-cell>
          <table:table-cell office:value-type="string" calcext:value-type="string">
            <text:p>affectation d’attributs par un tableau, à l’infoBul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itle</text:p>
          </table:table-cell>
          <table:table-cell office:value-type="string" calcext:value-type="string">
            <text:p>titre de l’infoBulle (utile dans le cas d’affichage type POPOVER), il est obligatoi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ntent</text:p>
          </table:table-cell>
          <table:table-cell office:value-type="string" calcext:value-type="string">
            <text:p>le texte des explications proprement dit, facultati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ml</text:p>
          </table:table-cell>
          <table:table-cell office:value-type="string" calcext:value-type="string">
            <text:p>booléen indiquant si titre et explication sont des contenus HTML ou non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type d’affichage : TOOLTIP ou POPO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ement</text:p>
          </table:table-cell>
          <table:table-cell office:value-type="string" calcext:value-type="string">
            <text:p>TOP / LEFT / BOTTOM / RIGHT : placement stand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ur clic (CLICK), survol (HOVER), acquisition du focus (FOCUS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show</text:p>
          </table:table-cell>
          <table:table-cell office:value-type="string" calcext:value-type="string">
            <text:p>temps pour afficher l’infoBulle en millisecondes (défaut : 0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lay-hide</text:p>
          </table:table-cell>
          <table:table-cell office:value-type="string" calcext:value-type="string">
            <text:p>temps de disparition de l’infoBulle en millisecondes (defaut:400)</text:p>
          </table:table-cell>
        </table:table-row>
        <table:table-row table:style-name="ro1">
          <table:table-cell/>
          <table:table-cell office:value-type="string" calcext:value-type="string">
            <text:p>setWidthBT</text:p>
          </table:table-cell>
          <table:table-cell office:value-type="string" calcext:value-type="string">
            <text:p>permet d’affecter la largeur de l’objet dans une grille Bootstreap Twitt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eur numérique</text:p>
          </table:table-cell>
          <table:table-cell office:value-type="string" calcext:value-type="string">
            <text:p>même taille quelque soit le médi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+chiffrte:W+chiffre</text:p>
          </table:table-cell>
          <table:table-cell office:value-type="string" calcext:value-type="string">
            <text:p>O signale un offset (décalage en nombre de colonne), W une largeur pour tous les média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+[X,S,M,L]+chiffre</text:p>
          </table:table-cell>
          <table:table-cell office:value-type="string" calcext:value-type="string">
            <text:p>ici largeur pour chaque média X : xs, S : sm, M : md, L : lg, on peut faire de même avec 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MARQUE : on sépare largeur et offset par 2 point (semi-colon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WidthBT</text:p>
          </table:table-cell>
          <table:table-cell office:value-type="string" calcext:value-type="string">
            <text:p>restitue un tableau de 8 valeur donnant largeur et offset pour chaque médi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ic buildObject</text:p>
          </table:table-cell>
          <table:table-cell office:value-type="string" calcext:value-type="string">
            <text:p>méthode statique permettant de reconstruire un objet à partir de sont identifiant et de ses propriétés sauvegardées en sess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Resources</text:p>
          </table:table-cell>
          <table:table-cell office:value-type="string" calcext:value-type="string">
            <text:p>restitue le tableau des ressources ou fichiers externe nécessaires au fonctionnement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ssResource</text:p>
          </table:table-cell>
          <table:table-cell office:value-type="string" calcext:value-type="string">
            <text:p>ajoute au tableau des ressources, la référence d’un fichier CS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ssResource</text:p>
          </table:table-cell>
          <table:table-cell office:value-type="string" calcext:value-type="string">
            <text:p>restitue le tableau des ressources CS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ssResource</text:p>
          </table:table-cell>
          <table:table-cell office:value-type="string" calcext:value-type="string">
            <text:p>affecte une ressources ou un groupe de ressource (via tableau) CS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JsResource</text:p>
          </table:table-cell>
          <table:table-cell office:value-type="string" calcext:value-type="string">
            <text:p>ajoute au tableau des ressources, la référence d’un fichier JS (présent dans le répertoire public de GOT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JsResource</text:p>
          </table:table-cell>
          <table:table-cell office:value-type="string" calcext:value-type="string">
            <text:p>restitue le tableau des ressources JS (fichiers de présentation) de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JsResource</text:p>
          </table:table-cell>
          <table:table-cell office:value-type="string" calcext:value-type="string">
            <text:p>affecte une ressources ou un groupe de ressource (via tableau) JS à l’obj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AclReferen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Obj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TypeObj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lass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sabl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Sta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Erreu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Er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Contain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Nam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For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rtValu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tConvert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cific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tTitle()</text:p>
          </table:table-cell>
          <table:table-cell office:value-type="string" calcext:value-type="string">
            <text:p>affecte un titre ou légende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itle()</text:p>
          </table:table-cell>
          <table:table-cell office:value-type="string" calcext:value-type="string">
            <text:p>restitué le titre ou légende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itColsHead(array())</text:p>
          </table:table-cell>
          <table:table-cell office:value-type="string" calcext:value-type="string">
            <text:p>affecte au colonnes leurs titre ou entêt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Head()</text:p>
          </table:table-cell>
          <table:table-cell office:value-type="string" calcext:value-type="string">
            <text:p>restitue les titres des colonn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(array())</text:p>
          </table:table-cell>
          <table:table-cell office:value-type="string" calcext:value-type="string">
            <text:p>ajoute une ligne de données a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(nLine, array())</text:p>
          </table:table-cell>
          <table:table-cell office:value-type="string" calcext:value-type="string">
            <text:p>ajout ou met à jour la ligne nLine dans le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(array())</text:p>
          </table:table-cell>
          <table:table-cell office:value-type="string" calcext:value-type="string">
            <text:p>remplace l'ensermble des lignes du tableau avec le contenu de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(nLine)</text:p>
          </table:table-cell>
          <table:table-cell office:value-type="string" calcext:value-type="string">
            <text:p>restitue le tableau de valeur formant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()</text:p>
          </table:table-cell>
          <table:table-cell office:value-type="string" calcext:value-type="string">
            <text:p>restitue le tableau des tableau de valeurs formant les lignes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(nLine)</text:p>
          </table:table-cell>
          <table:table-cell office:value-type="string" calcext:value-type="string">
            <text:p>supprime la ligne nLine du tableau (les lignes nLine + 1 à fin deviennent nLine à fin -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Lines()</text:p>
          </table:table-cell>
          <table:table-cell office:value-type="string" calcext:value-type="string">
            <text:p>supprime toutes les lignes de données du tableau (par les entêtes de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()</text:p>
          </table:table-cell>
          <table:table-cell office:value-type="string" calcext:value-type="string">
            <text:p>supprime tout le contenu du tableau, entête compris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Title(title[, array(),[, nCol]])</text:p>
          </table:table-cell>
          <table:table-cell office:value-type="string" calcext:value-type="string">
            <text:p>ajoute une colone en fin de tableau (niveau entête) si nCol est indiqué, insersion en colo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olValues(nCol, array())</text:p>
          </table:table-cell>
          <table:table-cell office:value-type="string" calcext:value-type="string">
            <text:p>met à jour les valeuyrs contenues dans la colonne nCol avec le tabelau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(nCol)</text:p>
          </table:table-cell>
          <table:table-cell office:value-type="string" calcext:value-type="string">
            <text:p>restitue le contenu de la colonne nCol sous forme d'un array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moveCol(nCol)</text:p>
          </table:table-cell>
          <table:table-cell office:value-type="string" calcext:value-type="string">
            <text:p>supprime la colonne nCol en valeurs et entê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TableStyle(style)</text:p>
          </table:table-cell>
          <table:table-cell office:value-type="string" calcext:value-type="string">
            <text:p>ajout le contenu de la chaîne style au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TableStyle(style)</text:p>
          </table:table-cell>
          <table:table-cell office:value-type="string" calcext:value-type="string">
            <text:p>affecte au style du tableau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TableStyle()</text:p>
          </table:table-cell>
          <table:table-cell office:value-type="string" calcext:value-type="string">
            <text:p>restitue le style actuel du tablea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TableStyle()</text:p>
          </table:table-cell>
          <table:table-cell office:value-type="string" calcext:value-type="string">
            <text:p>supprime tout style au tableau (niveau tableau, pas lignes ou colonnes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TableStyle([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olStyle(nCol, style)</text:p>
          </table:table-cell>
          <table:table-cell office:value-type="string" calcext:value-type="string">
            <text:p>ajout le contenu de la chaîne style au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setColStyle(nCol, style)</text:p>
          </table:table-cell>
          <table:table-cell office:value-type="string" calcext:value-type="string">
            <text:p>affecte au style de la colonne nCol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olStyle(nCol)</text:p>
          </table:table-cell>
          <table:table-cell office:value-type="string" calcext:value-type="string">
            <text:p>restitue le style actuel de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olStyle(nCol)</text:p>
          </table:table-cell>
          <table:table-cell office:value-type="string" calcext:value-type="string">
            <text:p>supprime tout style à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olStyle(nCol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LineStyle(nLine, style)</text:p>
          </table:table-cell>
          <table:table-cell office:value-type="string" calcext:value-type="string">
            <text:p>ajout le contenu de la chaîne style au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LineStyle(nLine, style)</text:p>
          </table:table-cell>
          <table:table-cell office:value-type="string" calcext:value-type="string">
            <text:p>affecte au style de la ligne Nline le contenu de la chaîne sty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LineStyle(nLine)</text:p>
          </table:table-cell>
          <table:table-cell office:value-type="string" calcext:value-type="string">
            <text:p>restitue le style actuel de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LineStyle(nLine)</text:p>
          </table:table-cell>
          <table:table-cell office:value-type="string" calcext:value-type="string">
            <text:p>supprime tout style à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LineStyle(nLine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CellStyle(nCol, nLine, style)</text:p>
          </table:table-cell>
          <table:table-cell office:value-type="string" calcext:value-type="string">
            <text:p>ajout le contenu de la chaîne style au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CellStyle(nCol, nLine, style)</text:p>
          </table:table-cell>
          <table:table-cell office:value-type="string" calcext:value-type="string">
            <text:p>affecte au style de la ligne Nline le contenu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CellStyle(nCol, nLine)</text:p>
          </table:table-cell>
          <table:table-cell office:value-type="string" calcext:value-type="string">
            <text:p>restitue le style actuel de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rCellStyle(nCol, nLine)</text:p>
          </table:table-cell>
          <table:table-cell office:value-type="string" calcext:value-type="string">
            <text:p>supprime tout style à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ggleCellStyle(nCol, nLine[, style])</text:p>
          </table:table-cell>
          <table:table-cell office:value-type="string" calcext:value-type="string">
            <text:p>permute le style actuel avec le style sauvegardé (si existe), ou celui dans la chaîne style avec l'actuel qu'il sauvegarde alo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olClick(nCol, callback)</text:p>
          </table:table-cell>
          <table:table-cell office:value-type="string" calcext:value-type="string">
            <text:p>positionnement un événement onClick sur la colonne nCol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olClick(nCol)</text:p>
          </table:table-cell>
          <table:table-cell office:value-type="string" calcext:value-type="string">
            <text:p>déactive l’événement onClick sur la colonne nC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LineClick(nLine, callback)</text:p>
          </table:table-cell>
          <table:table-cell office:value-type="string" calcext:value-type="string">
            <text:p>positionnement un évènement onClick sur la ligne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LineClick(nLine)</text:p>
          </table:table-cell>
          <table:table-cell office:value-type="string" calcext:value-type="string">
            <text:p>déactive l’événement onClick sur la ligne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vtCellClick(nCol, nLine, callback)</text:p>
          </table:table-cell>
          <table:table-cell office:value-type="string" calcext:value-type="string">
            <text:p>positionnement un évènement onClick sur la cellule nCol, nLine, et demande l'exécution de callb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CellClick(nCol, nLine)</text:p>
          </table:table-cell>
          <table:table-cell office:value-type="string" calcext:value-type="string">
            <text:p>déactive l’événement onClick sur la cellule nCol, nL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ols()</text:p>
          </table:table-cell>
          <table:table-cell office:value-type="string" calcext:value-type="string">
            <text:p>restitue sous forme d'un array() l'ensemble des colon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(nCol)</text:p>
          </table:table-cell>
          <table:table-cell office:value-type="string" calcext:value-type="string">
            <text:p>sélectionne la colonne nCol pour l'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ols(array())</text:p>
          </table:table-cell>
          <table:table-cell office:value-type="string" calcext:value-type="string">
            <text:p>sélection un groupe de colonne déscrite dans array() par leurs numéro pour l'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ol(nCol)</text:p>
          </table:table-cell>
          <table:table-cell office:value-type="string" calcext:value-type="string">
            <text:p>désélectionne la colonne nCol (si elle l'est) pour affichage non marqué de cette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ols()</text:p>
          </table:table-cell>
          <table:table-cell office:value-type="string" calcext:value-type="string">
            <text:p>désélectionne l'ensemble des colon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Lines()</text:p>
          </table:table-cell>
          <table:table-cell office:value-type="string" calcext:value-type="string">
            <text:p>restitue sur forme d'un array l'ensemble des lign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(nLine)</text:p>
          </table:table-cell>
          <table:table-cell office:value-type="string" calcext:value-type="string">
            <text:p>sélectionne la ligne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Lines(array())</text:p>
          </table:table-cell>
          <table:table-cell office:value-type="string" calcext:value-type="string">
            <text:p>sélectionne un groupe de ligne décrite dans array() par leurs numéros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Line(nLine)</text:p>
          </table:table-cell>
          <table:table-cell office:value-type="string" calcext:value-type="string">
            <text:p>désélectionne la ligne nLine pour affichage non marqs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Lines()</text:p>
          </table:table-cell>
          <table:table-cell office:value-type="string" calcext:value-type="string">
            <text:p>désélectionne l'ensemble des lignes sélectionnées (retour total désélectionné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tSelectedCells()</text:p>
          </table:table-cell>
          <table:table-cell office:value-type="string" calcext:value-type="string">
            <text:p>restitue sur forme d'un array l'ensemble des cellules sélectionné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(nCol, nLine)</text:p>
          </table:table-cell>
          <table:table-cell office:value-type="string" calcext:value-type="string">
            <text:p>sélectionne la cellule nCol, nLine pour affichage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SelectedCells(array())</text:p>
          </table:table-cell>
          <table:table-cell office:value-type="string" calcext:value-type="string">
            <text:p>sélectionne un groupe de cellules descrites dans array() par leus coordonnées dans le tableau pour affichage marqué de ces dernièr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Cell(nCol, nLine)</text:p>
          </table:table-cell>
          <table:table-cell office:value-type="string" calcext:value-type="string">
            <text:p>désélectionne la cellule nCol, nLine pour affichage non marqué de cette derniè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nselectAllCells()</text:p>
          </table:table-cell>
          <table:table-cell office:value-type="string" calcext:value-type="string">
            <text:p>désélectionne l'ensemble des cellules sélectionnées (retour total désélectionné) </text:p>
          </table:table-cell>
          <table:table-cell/>
        </table:table-row>
      </table:table>
      <table:named-expressions/>
      <table:database-ranges>
        <table:database-range table:name="__Anonymous_Sheet_DB__0" table:target-range-address="Feuille1.B3:Feuille1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4.99mm" fo:margin-bottom="14.99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 style:data-style-name="N2" text:time-value="18:04:37.8424865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6:36:27.609678633</meta:creation-date>
    <dc:date>2016-08-11T18:05:43.175750956</dc:date>
    <meta:editing-duration>PT21H3M21S</meta:editing-duration>
    <meta:editing-cycles>49</meta:editing-cycles>
    <meta:generator>LibreOffice/5.1.4.2$Linux_X86_64 LibreOffice_project/10m0$Build-2</meta:generator>
    <meta:print-date>2016-08-06T20:35:19.532924155</meta:print-date>
    <meta:document-statistic meta:table-count="8" meta:cell-count="1141" meta:object-count="0"/>
  </office:meta>
</office:document-meta>
</file>